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NewRoman" svg:font-family="TimesNewRoman" style:font-family-generic="roman"/>
    <style:font-face style:name="ZJRVJU+Helvetica" svg:font-family="ZJRVJU+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399cm" style:rel-column-width="13102*"/>
    </style:style>
    <style:style style:name="Tabella3.B" style:family="table-column">
      <style:table-column-properties style:column-width="4.103cm" style:rel-column-width="15815*"/>
    </style:style>
    <style:style style:name="Tabella3.C" style:family="table-column">
      <style:table-column-properties style:column-width="4.701cm" style:rel-column-width="18121*"/>
    </style:style>
    <style:style style:name="Tabella3.D" style:family="table-column">
      <style:table-column-properties style:column-width="4.798cm" style:rel-column-width="18497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27cm" fo:margin-left="0cm" table:align="left"/>
    </style:style>
    <style:style style:name="Tabella2.A" style:family="table-column">
      <style:table-column-properties style:column-width="3.485cm"/>
    </style:style>
    <style:style style:name="Tabella2.B" style:family="table-column">
      <style:table-column-properties style:column-width="1.806cm"/>
    </style:style>
    <style:style style:name="Tabella2.C" style:family="table-column">
      <style:table-column-properties style:column-width="5.652cm"/>
    </style:style>
    <style:style style:name="Tabella2.D" style:family="table-column">
      <style:table-column-properties style:column-width="2.917cm"/>
    </style:style>
    <style:style style:name="Tabella2.E" style:family="table-column">
      <style:table-column-properties style:column-width="3.16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it" fo:country="IT" officeooo:rsid="00104038" officeooo:paragraph-rsid="00104038"/>
    </style:style>
    <style:style style:name="P2" style:family="paragraph" style:parent-style-name="Standard">
      <style:text-properties fo:language="it" fo:country="IT" officeooo:rsid="00104038" officeooo:paragraph-rsid="0032206f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language="it" fo:country="IT" officeooo:paragraph-rsid="001b8a13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language="it" fo:country="IT" officeooo:paragraph-rsid="0032206f"/>
    </style:style>
    <style:style style:name="P5" style:family="paragraph" style:parent-style-name="Standard">
      <style:text-properties style:font-name="Arial" fo:language="it" fo:country="IT" officeooo:rsid="0024e36b" officeooo:paragraph-rsid="0024e36b"/>
    </style:style>
    <style:style style:name="P6" style:family="paragraph" style:parent-style-name="Standard">
      <style:text-properties style:font-name="Arial" fo:language="it" fo:country="IT" officeooo:rsid="0024e36b" officeooo:paragraph-rsid="0032206f"/>
    </style:style>
    <style:style style:name="P7" style:family="paragraph" style:parent-style-name="Standard">
      <style:text-properties style:font-name="Arial" fo:language="it" fo:country="IT" officeooo:rsid="002cef43" officeooo:paragraph-rsid="002cef43"/>
    </style:style>
    <style:style style:name="P8" style:family="paragraph" style:parent-style-name="Standard">
      <style:text-properties style:font-name="Arial" fo:language="it" fo:country="IT" officeooo:rsid="002cef43" officeooo:paragraph-rsid="0032206f"/>
    </style:style>
    <style:style style:name="P9" style:family="paragraph" style:parent-style-name="Standard">
      <style:text-properties style:font-name="Arial" fo:language="it" fo:country="IT" officeooo:rsid="002e5fd5" officeooo:paragraph-rsid="002e5fd5"/>
    </style:style>
    <style:style style:name="P10" style:family="paragraph" style:parent-style-name="Standard">
      <style:text-properties style:font-name="Arial" fo:language="it" fo:country="IT" officeooo:rsid="002e5fd5" officeooo:paragraph-rsid="0032206f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officeooo:paragraph-rsid="001b8a13" style:font-size-asian="12pt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officeooo:paragraph-rsid="0032206f" style:font-size-asian="12pt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officeooo:paragraph-rsid="001b8a13" style:font-name-asian="TimesNewRoman" style:font-size-asian="12pt" style:font-name-complex="TimesNewRoman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officeooo:paragraph-rsid="002b23e0" style:font-name-asian="TimesNewRoman" style:font-size-asian="12pt" style:font-name-complex="TimesNewRoman" style:font-size-complex="12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officeooo:paragraph-rsid="0032206f" style:font-name-asian="TimesNewRoman" style:font-size-asian="12pt" style:font-name-complex="TimesNewRoman" style:font-size-complex="12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fo:font-weight="bold" officeooo:paragraph-rsid="001b8a13" style:font-name-asian="TimesNewRoman" style:font-size-asian="12pt" style:font-weight-asian="bold" style:font-name-complex="TimesNewRoman" style:font-size-complex="12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fo:font-weight="bold" officeooo:paragraph-rsid="0032206f" style:font-name-asian="TimesNewRoman" style:font-size-asian="12pt" style:font-weight-asian="bold" style:font-name-complex="TimesNewRoman" style:font-size-complex="12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fo:font-weight="normal" officeooo:paragraph-rsid="00234413" style:font-name-asian="ZJRVJU+Helvetica" style:font-size-asian="12pt" style:font-weight-asian="normal" style:font-name-complex="ZJRVJU+Helvetica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fo:font-weight="normal" officeooo:paragraph-rsid="0032206f" style:font-name-asian="ZJRVJU+Helvetica" style:font-size-asian="12pt" style:font-weight-asian="normal" style:font-name-complex="ZJRVJU+Helvetica" style:font-size-complex="12pt" style:font-weight-complex="normal"/>
    </style:style>
    <style:style style:name="P20" style:family="paragraph" style:parent-style-name="Standard">
      <style:text-properties style:font-name="Arial" officeooo:rsid="0024e36b" officeooo:paragraph-rsid="0024e36b"/>
    </style:style>
    <style:style style:name="P21" style:family="paragraph" style:parent-style-name="Standard">
      <style:text-properties style:font-name="Arial" officeooo:rsid="0024e36b" officeooo:paragraph-rsid="0032206f"/>
    </style:style>
    <style:style style:name="P22" style:family="paragraph" style:parent-style-name="Standard">
      <style:paragraph-properties fo:line-height="200%"/>
      <style:text-properties style:font-name="Arial" officeooo:rsid="0024e36b" officeooo:paragraph-rsid="002cef43"/>
    </style:style>
    <style:style style:name="P23" style:family="paragraph" style:parent-style-name="Standard">
      <style:text-properties style:font-name="Arial" officeooo:rsid="00271831" officeooo:paragraph-rsid="00271831"/>
    </style:style>
    <style:style style:name="P24" style:family="paragraph" style:parent-style-name="Standard">
      <style:text-properties style:font-name="Arial" officeooo:rsid="00271831" officeooo:paragraph-rsid="0032206f"/>
    </style:style>
    <style:style style:name="P25" style:family="paragraph" style:parent-style-name="Table_20_Contents">
      <style:text-properties style:font-name="Arial"/>
    </style:style>
    <style:style style:name="P26" style:family="paragraph" style:parent-style-name="Table_20_Contents">
      <style:text-properties style:font-name="Arial" fo:font-weight="bold" officeooo:rsid="0024e36b" officeooo:paragraph-rsid="0024e36b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24e36b" officeooo:paragraph-rsid="0032206f" style:font-weight-asian="bold" style:font-weight-complex="bold"/>
    </style:style>
    <style:style style:name="P28" style:family="paragraph" style:parent-style-name="Table_20_Contents">
      <style:text-properties style:font-name="Arial" fo:font-weight="bold" officeooo:rsid="002e5fd5" officeooo:paragraph-rsid="002e5fd5" style:font-weight-asian="bold" style:font-weight-complex="bold"/>
    </style:style>
    <style:style style:name="P29" style:family="paragraph" style:parent-style-name="Table_20_Contents">
      <style:text-properties style:font-name="Arial" fo:font-weight="bold" officeooo:rsid="002e5fd5" officeooo:paragraph-rsid="0032206f" style:font-weight-asian="bold" style:font-weight-complex="bold"/>
    </style:style>
    <style:style style:name="P30" style:family="paragraph" style:parent-style-name="Table_20_Contents">
      <style:text-properties style:font-name="Arial" fo:font-style="italic" officeooo:rsid="0024e36b" officeooo:paragraph-rsid="0024e36b" style:font-style-asian="italic" style:font-style-complex="italic"/>
    </style:style>
    <style:style style:name="P31" style:family="paragraph" style:parent-style-name="Table_20_Contents">
      <style:text-properties style:font-name="Arial" fo:font-style="italic" officeooo:rsid="0024e36b" officeooo:paragraph-rsid="0032206f" style:font-style-asian="italic" style:font-style-complex="italic"/>
    </style:style>
    <style:style style:name="P32" style:family="paragraph" style:parent-style-name="Table_20_Contents">
      <style:text-properties style:font-name="Arial" fo:font-style="italic" officeooo:rsid="002e5fd5" officeooo:paragraph-rsid="002e5fd5" style:font-style-asian="italic" style:font-style-complex="italic"/>
    </style:style>
    <style:style style:name="P33" style:family="paragraph" style:parent-style-name="Table_20_Contents">
      <style:text-properties style:font-name="Arial" fo:font-style="italic" officeooo:rsid="002e5fd5" officeooo:paragraph-rsid="0032206f" style:font-style-asian="italic" style:font-style-complex="italic"/>
    </style:style>
    <style:style style:name="P34" style:family="paragraph" style:parent-style-name="Table_20_Contents">
      <style:text-properties style:font-name="Arial" fo:font-style="italic" fo:font-weight="bold" officeooo:rsid="002e5fd5" officeooo:paragraph-rsid="002e5fd5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style:font-name="Arial" fo:font-style="italic" fo:font-weight="bold" officeooo:rsid="002e5fd5" officeooo:paragraph-rsid="002b23e0" style:font-style-asian="italic" style:font-weight-asian="bold" style:font-style-complex="italic" style:font-weight-complex="bold"/>
    </style:style>
    <style:style style:name="P36" style:family="paragraph" style:parent-style-name="Table_20_Contents">
      <style:text-properties style:font-name="Arial" fo:font-style="italic" fo:font-weight="bold" officeooo:rsid="002e5fd5" officeooo:paragraph-rsid="0032206f" style:font-style-asian="italic" style:font-weight-asian="bold" style:font-style-complex="italic" style:font-weight-complex="bold"/>
    </style:style>
    <style:style style:name="P37" style:family="paragraph" style:parent-style-name="Table_20_Contents">
      <style:text-properties style:font-name="Arial" officeooo:rsid="002cef43" officeooo:paragraph-rsid="002cef43"/>
    </style:style>
    <style:style style:name="P38" style:family="paragraph" style:parent-style-name="Table_20_Contents">
      <style:text-properties style:font-name="Arial" officeooo:rsid="002cef43" officeooo:paragraph-rsid="0032206f"/>
    </style:style>
    <style:style style:name="P39" style:family="paragraph" style:parent-style-name="Table_20_Contents">
      <style:text-properties style:font-name="Arial" officeooo:paragraph-rsid="0032206f"/>
    </style:style>
    <style:style style:name="P40" style:family="paragraph" style:parent-style-name="Text_20_body">
      <style:text-properties officeooo:rsid="00335bf3" officeooo:paragraph-rsid="00335bf3"/>
    </style:style>
    <style:style style:name="P41" style:family="paragraph" style:parent-style-name="Heading_20_1">
      <style:text-properties fo:language="it" fo:country="IT" officeooo:rsid="0021cb48"/>
    </style:style>
    <style:style style:name="P42" style:family="paragraph" style:parent-style-name="Heading_20_1" style:list-style-name="">
      <style:text-properties style:font-name="Arial" fo:font-size="12pt" fo:language="it" fo:country="IT" fo:font-weight="normal" officeooo:paragraph-rsid="0032206f" style:font-name-asian="ZJRVJU+Helvetica" style:font-size-asian="12pt" style:font-weight-asian="normal" style:font-name-complex="ZJRVJU+Helvetica" style:font-size-complex="12pt" style:font-weight-complex="normal"/>
    </style:style>
    <style:style style:name="P43" style:family="paragraph" style:parent-style-name="Standard" style:list-style-name="L1">
      <style:paragraph-properties fo:line-height="200%"/>
      <style:text-properties style:font-name="Arial" officeooo:rsid="0024e36b" officeooo:paragraph-rsid="002cef43"/>
    </style:style>
    <style:style style:name="P44" style:family="paragraph" style:parent-style-name="Standard" style:list-style-name="L1">
      <style:paragraph-properties fo:line-height="200%"/>
      <style:text-properties style:font-name="Arial" officeooo:rsid="0024e36b" officeooo:paragraph-rsid="0032206f"/>
    </style:style>
    <style:style style:name="P45" style:family="paragraph" style:parent-style-name="Standard" style:list-style-name="L1">
      <style:paragraph-properties fo:line-height="200%"/>
      <style:text-properties style:font-name="Arial" officeooo:rsid="0019f11b" officeooo:paragraph-rsid="002e5fd5"/>
    </style:style>
    <style:style style:name="P46" style:family="paragraph" style:parent-style-name="Standard" style:list-style-name="L1">
      <style:paragraph-properties fo:line-height="200%"/>
      <style:text-properties style:font-name="Arial" officeooo:rsid="0019f11b" officeooo:paragraph-rsid="0032206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TimesNewRoman" style:font-name-complex="TimesNewRoman"/>
    </style:style>
    <style:style style:name="T3" style:family="text">
      <style:text-properties style:text-underline-style="solid" style:text-underline-width="auto" style:text-underline-color="font-color" officeooo:rsid="002b23e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5fd5" style:font-weight-asian="bold" style:font-weight-complex="bold"/>
    </style:style>
    <style:style style:name="T6" style:family="text">
      <style:text-properties fo:font-weight="bold" officeooo:rsid="0032206f" style:font-weight-asian="bold" style:font-weight-complex="bold"/>
    </style:style>
    <style:style style:name="T7" style:family="text">
      <style:text-properties fo:font-weight="bold" officeooo:rsid="0034b660" style:font-weight-asian="bold" style:font-weight-complex="bold"/>
    </style:style>
    <style:style style:name="T8" style:family="text">
      <style:text-properties fo:font-weight="bold" style:font-name-asian="TimesNewRoman" style:font-weight-asian="bold" style:font-name-complex="TimesNewRoman" style:font-weight-complex="bold"/>
    </style:style>
    <style:style style:name="T9" style:family="text">
      <style:text-properties fo:font-weight="bold" fo:background-color="#66ffff" loext:char-shading-value="0" style:font-weight-asian="bold" style:font-weight-complex="bold"/>
    </style:style>
    <style:style style:name="T10" style:family="text">
      <style:text-properties style:font-name-asian="TimesNewRoman" style:font-name-complex="TimesNewRoman"/>
    </style:style>
    <style:style style:name="T11" style:family="text">
      <style:text-properties officeooo:rsid="0026837b"/>
    </style:style>
    <style:style style:name="T12" style:family="text">
      <style:text-properties officeooo:rsid="0028a9be"/>
    </style:style>
    <style:style style:name="T13" style:family="text">
      <style:text-properties officeooo:rsid="00294c73"/>
    </style:style>
    <style:style style:name="T14" style:family="text">
      <style:text-properties officeooo:rsid="002cef43"/>
    </style:style>
    <style:style style:name="T15" style:family="text">
      <style:text-properties officeooo:rsid="002e5fd5"/>
    </style:style>
    <style:style style:name="T16" style:family="text">
      <style:text-properties fo:font-weight="normal" officeooo:rsid="002e5fd5" style:font-weight-asian="normal" style:font-weight-complex="normal"/>
    </style:style>
    <style:style style:name="T17" style:family="text">
      <style:text-properties fo:font-weight="normal" officeooo:rsid="002fbbab" style:font-weight-asian="normal" style:font-weight-complex="normal"/>
    </style:style>
    <style:style style:name="T18" style:family="text">
      <style:text-properties fo:font-weight="normal" officeooo:rsid="0032206f" style:font-weight-asian="normal" style:font-weight-complex="normal"/>
    </style:style>
    <style:style style:name="T19" style:family="text">
      <style:text-properties officeooo:rsid="002fbbab"/>
    </style:style>
    <style:style style:name="T20" style:family="text">
      <style:text-properties officeooo:rsid="0032206f"/>
    </style:style>
    <style:style style:name="T21" style:family="text">
      <style:text-properties fo:language="it" fo:country="IT"/>
    </style:style>
    <style:style style:name="T22" style:family="text">
      <style:text-properties fo:language="it" fo:country="IT" officeooo:rsid="0032206f"/>
    </style:style>
    <style:style style:name="T23" style:family="text">
      <style:text-properties fo:language="it" fo:country="IT" officeooo:rsid="0021cb48"/>
    </style:style>
    <style:style style:name="T24" style:family="text">
      <style:text-properties fo:language="it" fo:country="IT" officeooo:rsid="0034b660"/>
    </style:style>
    <style:style style:name="T25" style:family="text">
      <style:text-properties fo:language="it" fo:country="IT" officeooo:rsid="0036694a"/>
    </style:style>
    <style:style style:name="T26" style:family="text">
      <style:text-properties officeooo:rsid="0034b660"/>
    </style:style>
    <style:style style:name="T27" style:family="text">
      <style:text-properties fo:background-color="#ffff00" loext:char-shading-value="0"/>
    </style:style>
    <style:style style:name="T28" style:family="text">
      <style:text-properties fo:background-color="#66ffff" loext:char-shading-value="0"/>
    </style:style>
    <style:style style:name="T29" style:family="text">
      <style:text-properties officeooo:rsid="002fbbab" fo:background-color="#ffff66" loext:char-shading-value="0"/>
    </style:style>
    <style:style style:name="T30" style:family="text">
      <style:text-properties fo:background-color="#ff99ff" loext:char-shading-value="0"/>
    </style:style>
    <style:style style:name="T31" style:family="text">
      <style:text-properties officeooo:rsid="0026837b" fo:background-color="#ff99ff" loext:char-shading-value="0"/>
    </style:style>
    <style:style style:name="T32" style:family="text">
      <style:text-properties fo:background-color="#ffff99" loext:char-shading-value="0"/>
    </style:style>
    <style:style style:name="T33" style:family="text">
      <style:text-properties officeooo:rsid="002cef43" fo:background-color="#ffff99" loext:char-shading-value="0"/>
    </style:style>
    <style:style style:name="T34" style:family="text">
      <style:text-properties officeooo:rsid="003669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<text:span text:style-name="T34">G</text:span><text:bookmark-start text:name="__DdeLink__746_1259317678"/><text:span text:style-name="T34">estione autonoleggi auto </text:span>- prova C del <text:span text:style-name="T14">7</text:span>/<text:span text:style-name="T14">7</text:span>/2016</text:h>
      <text:p text:style-name="P40"><text:span text:style-name="T23">V</text:span><text:span text:style-name="T21">ersione ridotta (senza enumerativi e a</text:span><text:span text:style-name="T24">l</text:span><text:span text:style-name="T21">tro) –</text:span><text:span text:style-name="T25"> esercizio 5/5/17</text:span></text:p>
      <text:p text:style-name="P1"/>
      <text:p text:style-name="P5"><text:span text:style-name="T14">Una ditta ha un insieme di auto che noleggia. </text:span>Si vuole scrivere una applicazione <text:span text:style-name="T7">GestoreNoleggi</text:span><text:span text:style-name="T26"> </text:span>che gestisc<text:span text:style-name="T13">e</text:span> <text:span text:style-name="T14">i noleggi di queste auto.</text:span></text:p>
      <text:p text:style-name="P5"/>
      <text:p text:style-name="P7">Ogni <text:span text:style-name="T9">auto</text:span> ha una <text:span text:style-name="T27">targa</text:span> e una <text:span text:style-name="T27">data di immatricolazione</text:span>. <text:s/>Le auto sono di <text:s/>3 categorie Economica, Compatta e Lusso.</text:p>
      <text:p text:style-name="P7"/>
      <text:p text:style-name="P7">Ogni <text:span text:style-name="T19">singolo </text:span><text:span text:style-name="T28">noleggio</text:span> <text:span text:style-name="T19">ha una </text:span><text:span text:style-name="T29">auto</text:span><text:span text:style-name="T19"> a cui si riferisce e u</text:span>na data di inizio (maggiore o uguale alla data odierna) e una data di fine (maggiore dell’inizio) <text:span text:style-name="T19">(ignoriamo per semplicità l’orario). Consiglio di usare la classe Data di prog.jar</text:span>. <text:s/></text:p>
      <text:p text:style-name="P7"/>
      <text:p text:style-name="P7">Il prezzo, <text:span text:style-name="T19">e la validità</text:span> del noleggio viene calcolato così, anche a seconda del tipo di noleggio:</text:p>
      <text:p text:style-name="P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7">Tipo noleggio</text:p>
          </table:table-cell>
          <table:table-cell table:style-name="Tabella3.A1" office:value-type="string">
            <text:p text:style-name="P37"><text:span text:style-name="T19">(date) </text:span>Valido <text:span text:style-name="T19">se</text:span></text:p>
          </table:table-cell>
          <table:table-cell table:style-name="Tabella3.A1" office:value-type="string">
            <text:p text:style-name="P37"><text:span text:style-name="T15">c</text:span>osto</text:p>
          </table:table-cell>
          <table:table-cell table:style-name="Tabella3.D1" office:value-type="string">
            <text:p text:style-name="P37"><text:span text:style-name="T30">Vincoli</text:span> sull’auto</text:p>
          </table:table-cell>
        </table:table-row>
        <table:table-row>
          <table:table-cell table:style-name="Tabella3.A2" office:value-type="string">
            <text:p text:style-name="P37">Giornaliero</text:p>
          </table:table-cell>
          <table:table-cell table:style-name="Tabella3.A2" office:value-type="string">
            <text:p text:style-name="P37">Data di fine = giorno successivo <text:span text:style-name="T19">al</text:span> giorno inizio</text:p>
          </table:table-cell>
          <table:table-cell table:style-name="Tabella3.A2" office:value-type="string">
            <text:p text:style-name="P37">50 euro fisso</text:p>
          </table:table-cell>
          <table:table-cell table:style-name="Tabella3.D2" office:value-type="string">
            <text:p text:style-name="P37">Solo economica</text:p>
          </table:table-cell>
        </table:table-row>
        <table:table-row>
          <table:table-cell table:style-name="Tabella3.A2" office:value-type="string">
            <text:p text:style-name="P37">Media durata</text:p>
          </table:table-cell>
          <table:table-cell table:style-name="Tabella3.A2" office:value-type="string">
            <text:p text:style-name="P37">Durata &gt; di un giorno</text:p>
          </table:table-cell>
          <table:table-cell table:style-name="Tabella3.A2" office:value-type="string">
            <text:p text:style-name="P37"><text:span text:style-name="T26">3</text:span>0 euro al giorno <text:span text:style-name="T26">per il primo giorno, 20 per i successivi + 10 di spese fisse</text:span></text:p>
          </table:table-cell>
          <table:table-cell table:style-name="Tabella3.D2" office:value-type="string">
            <text:p text:style-name="P37">Auto recente: non più vecchia di 2 anni.</text:p>
          </table:table-cell>
        </table:table-row>
        <table:table-row>
          <table:table-cell table:style-name="Tabella3.A2" office:value-type="string">
            <text:p text:style-name="P37">Cliente abituale</text:p>
          </table:table-cell>
          <table:table-cell table:style-name="Tabella3.A2" office:value-type="string">
            <text:p text:style-name="P37">qualsiasi</text:p>
          </table:table-cell>
          <table:table-cell table:style-name="Tabella3.A2" office:value-type="string">
            <text:p text:style-name="P37"><text:span text:style-name="T26">1</text:span>5 euro al giorno</text:p>
          </table:table-cell>
          <table:table-cell table:style-name="Tabella3.D2" office:value-type="string">
            <text:p text:style-name="P37">Solo auto di lusso</text:p>
          </table:table-cell>
        </table:table-row>
      </table:table>
      <text:p text:style-name="P7"/>
      <text:p text:style-name="P7">Per il noleggio a cliente abituale si memorizzi anche il numero di carta fedeltà del cliente. </text:p>
      <text:p text:style-name="P7"/>
      <text:p text:style-name="P9">Realizza il controllo di validità, il costo e il controllo dei vincoli con <text:span text:style-name="T4">metodi</text:span> opportuni. <text:span text:style-name="T11">Se cerco di creare un </text:span>noleggio <text:span text:style-name="T11">non valid</text:span>o<text:span text:style-name="T11"> avrò una </text:span><text:span text:style-name="T31">eccezione controllata.</text:span><text:span text:style-name="T11"> Controlla anche altri dati se riesci.</text:span></text:p>
      <text:p text:style-name="P9"/>
      <text:p text:style-name="P9">Ogni noleggio ha anche un<text:span text:style-name="T32"> ID univoco</text:span> di 10 cifre che ven<text:span text:style-name="T19">gono</text:span> generat<text:span text:style-name="T19">e</text:span> a caso oppure passato al costruttore (ad esempio <text:s/>quando si legge da file)</text:p>
      <text:p text:style-name="P7"/>
      <text:p text:style-name="P7">L’applicazione tiene memoria di tutte le auto e di tutti i noleggi prenotati. Le operazioni che posso fare sono:</text:p>
      <text:p text:style-name="P7"/>
      <text:p text:style-name="P7"/>
      <text:list xml:id="list2548838909" text:style-name="L1">
        <text:list-item>
          <text:p text:style-name="P43"><text:span text:style-name="T4">lettura</text:span> da file <text:span text:style-name="T14">sia delle auto che dei noleggi </text:span>memorizzat<text:span text:style-name="T14">i</text:span> su file di testo (in un formato da te scelto e spiegato) <text:span text:style-name="T15">(puoi usare due file o un file unico)</text:span></text:p>
        </text:list-item>
        <text:list-item>
          <text:p text:style-name="P45"><text:span text:style-name="T5">autolibera </text:span><text:span text:style-name="T17">controlla</text:span><text:span text:style-name="T16"> se un’auto con una certa targa è libera per </text:span><text:span text:style-name="T17">tutto il </text:span><text:span text:style-name="T16">periodo da una data d’inizio fino ad una data di fine. </text:span></text:p>
        </text:list-item>
        <text:list-item>
          <text:p text:style-name="P45"><text:span text:style-name="T4">inserimento</text:span> di <text:span text:style-name="T14">un nuovo noleggio: passata la data inizio e la data di fine del noleggio che voglio inserire costruisce un noleggio se possibile (cioè se c’è un’auto </text:span><text:soft-page-break/><text:span text:style-name="T14">libera), lo inserisce nei noleggi memorizzati e stampa un messaggio di informazione. Gestisci i diversi tipi di noleggio (magari con diversi metodi di inserimento, come preferisci).</text:span></text:p>
        </text:list-item>
        <text:list-item>
          <text:p text:style-name="P43"><text:span text:style-name="T4">stampa</text:span> d<text:span text:style-name="T14">i tutti i noleggi </text:span><text:span text:style-name="T33">in ordine per la data di inizio a partire da oggi in poi. </text:span></text:p>
        </text:list-item>
      </text:list>
      <text:p text:style-name="P22"/>
      <text:p text:style-name="P20">L<text:span text:style-name="T11">e</text:span> stamp<text:span text:style-name="T11">e</text:span> a video dev<text:span text:style-name="T19">ono</text:span> avere più o meno questo formato</text:p>
      <text:p text:style-name="P2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26">ID</text:p>
          </table:table-cell>
          <table:table-cell table:style-name="Tabella2.A1" office:value-type="string">
            <text:p text:style-name="P34">Da</text:p>
          </table:table-cell>
          <table:table-cell table:style-name="Tabella2.A1" office:value-type="string">
            <text:p text:style-name="P35">A</text:p>
          </table:table-cell>
          <table:table-cell table:style-name="Tabella2.A1" office:value-type="string">
            <text:p text:style-name="P28">Costo</text:p>
          </table:table-cell>
          <table:table-cell table:style-name="Tabella2.E1" office:value-type="string">
            <text:p text:style-name="P28">Targa Auto</text:p>
          </table:table-cell>
        </table:table-row>
        <table:table-row>
          <table:table-cell table:style-name="Tabella2.A2" office:value-type="string">
            <text:p text:style-name="P30">Id del <text:span text:style-name="T15">noleggio</text:span></text:p>
          </table:table-cell>
          <table:table-cell table:style-name="Tabella2.A2" office:value-type="string">
            <text:p text:style-name="P32">6/7/16</text:p>
          </table:table-cell>
          <table:table-cell table:style-name="Tabella2.A2" office:value-type="string">
            <text:p text:style-name="P32">9/8/16</text:p>
          </table:table-cell>
          <table:table-cell table:style-name="Tabella2.A2" office:value-type="string">
            <text:p text:style-name="P32">500</text:p>
          </table:table-cell>
          <table:table-cell table:style-name="Tabella2.E2" office:value-type="string">
            <text:p text:style-name="P32">AJJDLL</text:p>
          </table:table-cell>
        </table:table-row>
        <table:table-row>
          <table:table-cell table:style-name="Tabella2.A2" office:value-type="string">
            <text:p text:style-name="P25">..</text:p>
          </table:table-cell>
          <table:table-cell table:style-name="Tabella2.A2" office:value-type="string">
            <text:p text:style-name="P25"/>
          </table:table-cell>
          <table:table-cell table:style-name="Tabella2.A2" office:value-type="string">
            <text:p text:style-name="P25">..</text:p>
          </table:table-cell>
          <table:table-cell table:style-name="Tabella2.A2" office:value-type="string">
            <text:p text:style-name="P25">..</text:p>
          </table:table-cell>
          <table:table-cell table:style-name="Tabella2.E2" office:value-type="string">
            <text:p text:style-name="P25">..</text:p>
          </table:table-cell>
        </table:table-row>
        <table:table-row>
          <table:table-cell table:style-name="Tabella2.A2" office:value-type="string">
            <text:p text:style-name="P25">..</text:p>
          </table:table-cell>
          <table:table-cell table:style-name="Tabella2.A2" office:value-type="string">
            <text:p text:style-name="P25"/>
          </table:table-cell>
          <table:table-cell table:style-name="Tabella2.A2" office:value-type="string">
            <text:p text:style-name="P25">..</text:p>
          </table:table-cell>
          <table:table-cell table:style-name="Tabella2.A2" office:value-type="string">
            <text:p text:style-name="P25">..</text:p>
          </table:table-cell>
          <table:table-cell table:style-name="Tabella2.E2" office:value-type="string">
            <text:p text:style-name="P25">...</text:p>
          </table:table-cell>
        </table:table-row>
      </table:table>
      <text:p text:style-name="P20"/>
      <text:p text:style-name="P23">Se riesci, stampa i caratteri | e <text:span text:style-name="T19">=</text:span> per i bordi della tabella.</text:p>
      <text:p text:style-name="P13"/>
      <text:p text:style-name="P11"><text:span text:style-name="T10">All'incirca ogni funzionalità richiede la scrittura di un metodo a cui passare i parametri opportuni. </text:span><text:span text:style-name="T2">Non fare alcun input con l'utente</text:span><text:span text:style-name="T10">. Scrivi però un main in cui testi </text:span><text:span text:style-name="T8">tutti</text:span><text:span text:style-name="T10"> i metodi sopra descritti più eventuali altri per assicurarti che funzionino. Nel main non chiedere nulla all'utente ma mostra solo i risultati dei passi.</text:span></text:p>
      <text:p text:style-name="P13"/>
      <text:p text:style-name="P14"><text:span text:style-name="T4">Istruzioni pratiche</text:span>: usa il desktop come workspace di eclipse e<text:span text:style-name="T1"> crea un progetto con il tuo cognome_nome </text:span><text:span text:style-name="T3">+ la lettera del tuo tema (A)</text:span>: in questo modo ti troverai già sul desktop una cartella che contiene tutto quello che serve per la valutazione. </text:p>
      <text:p text:style-name="P14"/>
      <text:p text:style-name="P16">Crea un file readme.txt (in cui spieghi la tua applicazione) con eclipse nel default package.</text:p>
      <text:p text:style-name="P3"/>
      <text:p text:style-name="P18">Anche i file de<text:span text:style-name="T15">i dati </text:span>mettilo nella root del progetto, per riferirti ad esso basterà che usi il suo nome (senza path).</text:p>
      <text:p text:style-name="P18"><text:bookmark-end text:name="__DdeLink__746_1259317678"/></text:p>
      <text:h text:style-name="P4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NewRoman" svg:font-family="TimesNewRoman" style:font-family-generic="roman"/>
    <style:font-face style:name="ZJRVJU+Helvetica" svg:font-family="ZJRVJU+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it" fo:country="IT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6cm" fo:margin-bottom="1.29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1S</meta:editing-duration>
    <meta:editing-cycles>29</meta:editing-cycles>
    <meta:generator>LibreOffice/5.3.2.2$Windows_X86_64 LibreOffice_project/6cd4f1ef626f15116896b1d8e1398b56da0d0ee1</meta:generator>
    <dc:date>2017-05-05T09:38:39.141000000</dc:date>
    <meta:print-date>2016-07-07T08:50:20.459000000</meta:print-date>
    <meta:document-statistic meta:table-count="2" meta:image-count="0" meta:object-count="0" meta:page-count="2" meta:paragraph-count="54" meta:word-count="583" meta:character-count="3296" meta:non-whitespace-character-count="2761"/>
    <meta:user-defined meta:name="Info 1"/>
    <meta:user-defined meta:name="Info 2"/>
    <meta:user-defined meta:name="Info 3"/>
    <meta:user-defined meta:name="Info 4"/>
  </office:meta>
</office:document-meta>
</file>